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21.60973549" calcext:value-type="float">
            <text:p>21,60973549</text:p>
          </table:table-cell>
          <table:table-cell office:value-type="float" office:value="0.02861914225" calcext:value-type="float">
            <text:p>0,0286191423</text:p>
          </table:table-cell>
          <table:table-cell office:value-type="float" office:value="0.008054482751" calcext:value-type="float">
            <text:p>0,0080544828</text:p>
          </table:table-cell>
          <table:table-cell office:value-type="float" office:value="0.003306921571" calcext:value-type="float">
            <text:p>0,00330692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81" calcext:value-type="float">
            <text:p>16681</text:p>
          </table:table-cell>
          <table:table-cell office:value-type="float" office:value="2.36704731" calcext:value-type="float">
            <text:p>2,36704731</text:p>
          </table:table-cell>
          <table:table-cell office:value-type="float" office:value="0.320751816" calcext:value-type="float">
            <text:p>0,320751816</text:p>
          </table:table-cell>
          <table:table-cell office:value-type="float" office:value="0.002645584987" calcext:value-type="float">
            <text:p>0,002645585</text:p>
          </table:table-cell>
          <table:table-cell office:value-type="float" office:value="0.0009337358642" calcext:value-type="float">
            <text:p>0,00093373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951" calcext:value-type="float">
            <text:p>16951</text:p>
          </table:table-cell>
          <table:table-cell office:value-type="float" office:value="1.212841272" calcext:value-type="float">
            <text:p>1,212841272</text:p>
          </table:table-cell>
          <table:table-cell office:value-type="float" office:value="0.4967548251" calcext:value-type="float">
            <text:p>0,4967548251</text:p>
          </table:table-cell>
          <table:table-cell office:value-type="float" office:value="0.0007052186411" calcext:value-type="float">
            <text:p>0,0007052186</text:p>
          </table:table-cell>
          <table:table-cell office:value-type="float" office:value="0.0001226467139" calcext:value-type="float">
            <text:p>0,00012264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004" calcext:value-type="float">
            <text:p>17004</text:p>
          </table:table-cell>
          <table:table-cell office:value-type="float" office:value="30.68205833" calcext:value-type="float">
            <text:p>30,68205833</text:p>
          </table:table-cell>
          <table:table-cell office:value-type="float" office:value="0.02819785103" calcext:value-type="float">
            <text:p>0,028197851</text:p>
          </table:table-cell>
          <table:table-cell office:value-type="float" office:value="0.0006114711869" calcext:value-type="float">
            <text:p>0,0006114712</text:p>
          </table:table-cell>
          <table:table-cell office:value-type="float" office:value="0.0001834413561" calcext:value-type="float">
            <text:p>0,00018344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219" calcext:value-type="float">
            <text:p>17219</text:p>
          </table:table-cell>
          <table:table-cell office:value-type="float" office:value="1.323432803" calcext:value-type="float">
            <text:p>1,323432803</text:p>
          </table:table-cell>
          <table:table-cell office:value-type="float" office:value="0.5790772438" calcext:value-type="float">
            <text:p>0,5790772438</text:p>
          </table:table-cell>
          <table:table-cell office:value-type="float" office:value="0.0003925831988" calcext:value-type="float">
            <text:p>0,0003925832</text:p>
          </table:table-cell>
          <table:table-cell table:style-name="ce1" office:value-type="float" office:value="0.00006039741493" calcext:value-type="float">
            <text:p>6,04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240" calcext:value-type="float">
            <text:p>17240</text:p>
          </table:table-cell>
          <table:table-cell office:value-type="float" office:value="1.193984151" calcext:value-type="float">
            <text:p>1,193984151</text:p>
          </table:table-cell>
          <table:table-cell office:value-type="float" office:value="0.5818503499" calcext:value-type="float">
            <text:p>0,5818503499</text:p>
          </table:table-cell>
          <table:table-cell office:value-type="float" office:value="0.0003016227274" calcext:value-type="float">
            <text:p>0,0003016227</text:p>
          </table:table-cell>
          <table:table-cell table:style-name="ce1" office:value-type="float" office:value="0.00009048682114" calcext:value-type="float">
            <text:p>9,05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256" calcext:value-type="float">
            <text:p>17256</text:p>
          </table:table-cell>
          <table:table-cell office:value-type="float" office:value="1.711854815" calcext:value-type="float">
            <text:p>1,711854815</text:p>
          </table:table-cell>
          <table:table-cell office:value-type="float" office:value="0.3995052576" calcext:value-type="float">
            <text:p>0,3995052576</text:p>
          </table:table-cell>
          <table:table-cell office:value-type="float" office:value="0.0003616854665" calcext:value-type="float">
            <text:p>0,0003616855</text:p>
          </table:table-cell>
          <table:table-cell table:style-name="ce1" office:value-type="float" office:value="0.00006028090866" calcext:value-type="float">
            <text:p>6,0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318" calcext:value-type="float">
            <text:p>17318</text:p>
          </table:table-cell>
          <table:table-cell office:value-type="float" office:value="1.331071496" calcext:value-type="float">
            <text:p>1,331071496</text:p>
          </table:table-cell>
          <table:table-cell office:value-type="float" office:value="0.5555387139" calcext:value-type="float">
            <text:p>0,5555387139</text:p>
          </table:table-cell>
          <table:table-cell office:value-type="float" office:value="0.0007209155592" calcext:value-type="float">
            <text:p>0,0007209156</text:p>
          </table:table-cell>
          <table:table-cell table:style-name="ce1" office:value-type="float" office:value="0.0000901144449" calcext:value-type="float">
            <text:p>9,01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495" calcext:value-type="float">
            <text:p>17495</text:p>
          </table:table-cell>
          <table:table-cell office:value-type="float" office:value="2.817188263" calcext:value-type="float">
            <text:p>2,817188263</text:p>
          </table:table-cell>
          <table:table-cell office:value-type="float" office:value="0.2519764602" calcext:value-type="float">
            <text:p>0,2519764602</text:p>
          </table:table-cell>
          <table:table-cell office:value-type="float" office:value="0.0005058319657" calcext:value-type="float">
            <text:p>0,000505832</text:p>
          </table:table-cell>
          <table:table-cell office:value-type="float" office:value="0.0001190192779" calcext:value-type="float">
            <text:p>0,000119019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526" calcext:value-type="float">
            <text:p>17526</text:p>
          </table:table-cell>
          <table:table-cell office:value-type="float" office:value="1.522037387" calcext:value-type="float">
            <text:p>1,522037387</text:p>
          </table:table-cell>
          <table:table-cell office:value-type="float" office:value="0.465896368" calcext:value-type="float">
            <text:p>0,465896368</text:p>
          </table:table-cell>
          <table:table-cell office:value-type="float" office:value="0.0001782213512" calcext:value-type="float">
            <text:p>0,0001782214</text:p>
          </table:table-cell>
          <table:table-cell table:style-name="ce1" office:value-type="float" office:value="0.00008911067562" calcext:value-type="float">
            <text:p>8,91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6.5771251317" calcext:value-type="float">
            <text:p>6,5771251317</text:p>
          </table:table-cell>
          <table:table-cell table:formula="of:=AVERAGE([.D2:.D11])" office:value-type="float" office:value="0.370816802778" calcext:value-type="float">
            <text:p>0,3708168028</text:p>
          </table:table-cell>
          <table:table-cell table:formula="of:=AVERAGE([.E2:.E11])" office:value-type="float" office:value="0.00144776178348" calcext:value-type="float">
            <text:p>0,0014477618</text:p>
          </table:table-cell>
          <table:table-cell table:formula="of:=AVERAGE([.F2:.F11])" office:value-type="float" office:value="0.000505615504835" calcext:value-type="float">
            <text:p>0,000505615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27:47.988725956</dc:date>
    <meta:document-statistic meta:table-count="1" meta:cell-count="70" meta:object-count="0"/>
    <meta:generator>LibreOffice/4.1.5.3$Linux_X86_64 LibreOffice_project/410m0$Build-3</meta:generator>
  </office:meta>
</office:document-meta>
</file>